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05c5f4" officeooo:paragraph-rsid="0005c5f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088be6" officeooo:paragraph-rsid="00088be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officeooo:rsid="0005c5f4" officeooo:paragraph-rsid="0005c5f4" style:font-size-asian="14pt" style:font-size-complex="14pt"/>
    </style:style>
    <style:style style:name="P4" style:family="paragraph" style:parent-style-name="Standard">
      <style:text-properties style:font-name="FreeSerif" fo:font-size="14pt" officeooo:rsid="0006275b" officeooo:paragraph-rsid="0006275b" style:font-size-asian="14pt" style:font-size-complex="14pt"/>
    </style:style>
    <style:style style:name="P5" style:family="paragraph" style:parent-style-name="Standard">
      <style:text-properties style:font-name="FreeSerif" fo:font-size="14pt" officeooo:rsid="00077464" officeooo:paragraph-rsid="00077464" style:font-size-asian="14pt" style:font-size-complex="14pt"/>
    </style:style>
    <style:style style:name="P6" style:family="paragraph" style:parent-style-name="Standard">
      <style:text-properties style:font-name="FreeSerif" fo:font-size="14pt" officeooo:rsid="00088be6" officeooo:paragraph-rsid="00088be6" style:font-size-asian="14pt" style:font-size-complex="14pt"/>
    </style:style>
    <style:style style:name="P7" style:family="paragraph" style:parent-style-name="Standard">
      <style:text-properties style:font-name="FreeSerif" fo:font-size="14pt" officeooo:rsid="000a1d8c" officeooo:paragraph-rsid="000a1d8c" style:font-size-asian="14pt" style:font-size-complex="14pt"/>
    </style:style>
    <style:style style:name="P8" style:family="paragraph" style:parent-style-name="Standard">
      <style:text-properties style:font-name="FreeSerif" fo:font-size="14pt" officeooo:rsid="000bb25c" officeooo:paragraph-rsid="000bb25c" style:font-size-asian="14pt" style:font-size-complex="14pt"/>
    </style:style>
    <style:style style:name="T1" style:family="text">
      <style:text-properties officeooo:rsid="00077464"/>
    </style:style>
    <style:style style:name="T2" style:family="text">
      <style:text-properties officeooo:rsid="00088be6"/>
    </style:style>
    <style:style style:name="T3" style:family="text">
      <style:text-properties officeooo:rsid="000a1d8c"/>
    </style:style>
    <style:style style:name="T4" style:family="text">
      <style:text-properties officeooo:rsid="000bb25c"/>
    </style:style>
    <style:style style:name="T5" style:family="text">
      <style:text-properties officeooo:rsid="000d4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CES AND SIMILARITIES BETWEEN THE OSI AND TCP/IP MODE<text:span text:style-name="T4">L</text:span></text:p>
      <text:p text:style-name="P3">OSI(Open System Interconnection) and TCP/IP(Transmission Control Protocol/Internet Protocol)</text:p>
      <text:p text:style-name="P3">are two very Important frameworks showing the standard protocols which guide the the design of systems, hence enabling different systems with different architecture to network and communicate.</text:p>
      <text:p text:style-name="P3">Even though they serve as reference models in networking they po<text:span text:style-name="T4">rtray</text:span> differences and also have some similarities which include:</text:p>
      <text:p text:style-name="P3"/>
      <text:p text:style-name="P1">a) Similarities</text:p>
      <text:p text:style-name="P4">They are both layered models. They are structured as a h<text:span text:style-name="T4">ierarch</text:span>y of layers. <text:span text:style-name="T1">These lay</text:span><text:span text:style-name="T4">er</text:span><text:span text:style-name="T1">s allow for the modular design of networks and even though there layers are named differently they are conceptually similar.</text:span></text:p>
      <text:p text:style-name="P4"/>
      <text:p text:style-name="P5">Apart from that both models address transmission of data across networks ie transmi<text:span text:style-name="T4">ssi</text:span>on of data across sim<text:span text:style-name="T4">i</text:span>lar or different networks and even a network can comprise of computers with different architecture because of the models. This is because it specif<text:span text:style-name="T4">ies</text:span> how data is processed, transmitted and received.</text:p>
      <text:p text:style-name="P5"/>
      <text:p text:style-name="P5">Fu<text:span text:style-name="T4">rt</text:span>her<text:span text:style-name="T4">m</text:span>ore the two models are compatible. One can map the different protocols in one model to another despite having different no and name of layers. <text:span text:style-name="T2">This makes it possible to understand networking concepts in both models.</text:span></text:p>
      <text:p text:style-name="P5"/>
      <text:p text:style-name="P2">b) Differences</text:p>
      <text:p text:style-name="P6">The most obvious difference is the no of layers. <text:span text:style-name="T3">The OSI model has 7 layers while the TCP/IP has 5 layers. In the TCP/IP the first 3 layers( application, presentation and session layer) of the OSI are merge</text:span><text:span text:style-name="T5">d</text:span><text:span text:style-name="T3"> into one layer of the TCP/IP( application layer).</text:span></text:p>
      <text:p text:style-name="P6"/>
      <text:p text:style-name="P7">Another difference is that OSI model is used as a conceptually, mainly to teach and understand how the networking is done. While the TCP/IP is predominantly used practically, ie the internet is built on TCP/IP protoc<text:span text:style-name="T4">ols, hence it is predominantly used.</text:span></text:p>
      <text:p text:style-name="P7"/>
      <text:p text:style-name="P8">Lastly the OSI model is specific in its description of each layer’s function and protocols. While the TCP/IP is more flexible allowing more than one protocol in one layer. That’s why it is more widely used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4:53:49.040046229</meta:creation-date>
    <dc:date>2023-10-17T05:58:28.605252340</dc:date>
    <meta:editing-duration>PT2M26S</meta:editing-duration>
    <meta:editing-cycles>1</meta:editing-cycles>
    <meta:document-statistic meta:table-count="0" meta:image-count="0" meta:object-count="0" meta:page-count="1" meta:paragraph-count="12" meta:word-count="307" meta:character-count="1958" meta:non-whitespace-character-count="1663"/>
    <meta:generator>LibreOffice/7.3.7.2$Linux_X86_64 LibreOffice_project/30$Build-2</meta:generator>
  </office:meta>
</office:document-meta>
</file>